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6361in" fo:keep-together="auto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1674ef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1674ef" style:font-style-asian="italic" style:language-complex="ar" style:country-complex="SA" style:font-weight-complex="bold"/>
    </style:style>
    <style:style style:name="P11" style:family="paragraph" style:parent-style-name="Standard">
      <style:text-properties officeooo:paragraph-rsid="001674ef"/>
    </style:style>
    <style:style style:name="P12" style:family="paragraph" style:parent-style-name="Standard">
      <style:text-properties fo:font-weight="bold" officeooo:rsid="001674ef" style:font-weight-asian="bold" style:font-weight-complex="bold"/>
    </style:style>
    <style:style style:name="P13" style:family="paragraph" style:parent-style-name="Standard">
      <style:text-properties fo:font-weight="bold" officeooo:rsid="001674ef" officeooo:paragraph-rsid="001674ef" style:font-weight-asian="bold" style:font-weight-complex="bold"/>
    </style:style>
    <style:style style:name="P14" style:family="paragraph" style:parent-style-name="Standard">
      <style:text-properties fo:language="es" fo:country="ES" fo:font-weight="bold" officeooo:rsid="001674ef" officeooo:paragraph-rsid="001674ef" style:font-weight-asian="bold" style:language-complex="ar" style:country-complex="SA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UC_5f_NormalAzul">
      <style:paragraph-properties style:snap-to-layout-grid="false"/>
      <style:text-properties fo:color="#000000" style:font-name="Times New Roman"/>
    </style:style>
    <style:style style:name="P17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1">
      <style:paragraph-properties style:snap-to-layout-grid="false"/>
      <style:text-properties officeooo:paragraph-rsid="001674ef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b93f" style:font-weight-asian="normal" style:font-weight-complex="normal"/>
    </style:style>
    <style:style style:name="P22" style:family="paragraph" style:parent-style-name="Standard" style:list-style-name="L1">
      <style:paragraph-properties style:snap-to-layout-grid="false"/>
      <style:text-properties fo:color="#000000" style:font-name="Times New Roman" fo:font-weight="normal" officeooo:paragraph-rsid="000e2770" style:font-weight-asian="normal" style:font-weight-complex="normal"/>
    </style:style>
    <style:style style:name="P23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 officeooo:paragraph-rsid="001674ef"/>
    </style:style>
    <style:style style:name="P25" style:family="paragraph" style:parent-style-name="Standard" style:list-style-name="L1">
      <style:paragraph-properties style:snap-to-layout-grid="false"/>
      <style:text-properties style:font-name="Times New Roman"/>
    </style:style>
    <style:style style:name="P26" style:family="paragraph" style:parent-style-name="Standard" style:list-style-name="WW8Num8"/>
    <style:style style:name="P27" style:family="paragraph" style:parent-style-name="Standard">
      <style:text-properties officeooo:paragraph-rsid="001674ef"/>
    </style:style>
    <style:style style:name="P28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bold" style:font-weight-asian="bold" style:font-weight-complex="bold"/>
    </style:style>
    <style:style style:name="T5" style:family="text">
      <style:text-properties fo:color="#000000" style:font-name="Times New Roman" fo:font-weight="bold" officeooo:rsid="000c1266" style:font-weight-asian="bold" style:font-weight-complex="bold"/>
    </style:style>
    <style:style style:name="T6" style:family="text">
      <style:text-properties fo:color="#000000" style:font-name="Times New Roman" fo:font-weight="bold" officeooo:rsid="001674ef" style:font-weight-asian="bold" style:font-weight-complex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0c1266" style:font-weight-asian="normal" style:font-weight-complex="normal"/>
    </style:style>
    <style:style style:name="T9" style:family="text">
      <style:text-properties fo:color="#000000" style:font-name="Times New Roman" fo:font-weight="normal" officeooo:rsid="000c8e3e" style:font-weight-asian="normal" style:font-weight-complex="normal"/>
    </style:style>
    <style:style style:name="T10" style:family="text">
      <style:text-properties fo:color="#000000" style:font-name="Times New Roman" fo:font-weight="normal" officeooo:rsid="000eb93f" style:font-weight-asian="normal" style:font-weight-complex="normal"/>
    </style:style>
    <style:style style:name="T11" style:family="text">
      <style:text-properties fo:color="#000000" style:font-name="Times New Roman" fo:font-weight="normal" officeooo:rsid="001674ef" style:font-weight-asian="normal" style:font-weight-complex="normal"/>
    </style:style>
    <style:style style:name="T12" style:family="text">
      <style:text-properties fo:color="#000000" style:font-name="Times New Roman" officeooo:rsid="000c1266"/>
    </style:style>
    <style:style style:name="T13" style:family="text">
      <style:text-properties fo:color="#000000" style:font-name="Times New Roman" officeooo:rsid="000c8e3e"/>
    </style:style>
    <style:style style:name="T14" style:family="text">
      <style:text-properties fo:color="#000000" style:font-name="Times New Roman" officeooo:rsid="001408c4"/>
    </style:style>
    <style:style style:name="T15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674e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189281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fo:color="#0000ff" fo:language="en" fo:country="US" fo:font-weight="bold" style:font-weight-asian="bold" style:font-weight-complex="bold"/>
    </style:style>
    <style:style style:name="T25" style:family="text">
      <style:text-properties fo:color="#0000ff" fo:language="en" fo:country="US" fo:font-weight="bold" officeooo:rsid="000f7d77" style:font-weight-asian="bold" style:font-weight-complex="bold"/>
    </style:style>
    <style:style style:name="T26" style:family="text">
      <style:text-properties fo:color="#0000ff" fo:language="en" fo:country="US" fo:font-weight="bold" officeooo:rsid="0010174e" style:font-weight-asian="bold" style:font-weight-complex="bold"/>
    </style:style>
    <style:style style:name="T27" style:family="text">
      <style:text-properties fo:color="#0000ff" fo:language="es" fo:country="ES" fo:font-weight="bold" style:font-weight-asian="bold" style:font-weight-complex="bold"/>
    </style:style>
    <style:style style:name="T28" style:family="text">
      <style:text-properties fo:color="#0000ff" fo:language="es" fo:country="ES" fo:font-weight="bold" officeooo:rsid="0017cf91" style:font-weight-asian="bold" style:font-weight-complex="bold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fo:font-weight="bold" officeooo:rsid="000f7d77" style:font-weight-asian="bold" style:font-weight-complex="bold"/>
    </style:style>
    <style:style style:name="T31" style:family="text">
      <style:text-properties fo:color="#0000ff" fo:font-weight="bold" officeooo:rsid="000c1266" style:font-weight-asian="bold" style:font-weight-complex="bold"/>
    </style:style>
    <style:style style:name="T32" style:family="text">
      <style:text-properties fo:color="#0000ff" fo:font-weight="bold" officeooo:rsid="001bf953" style:font-weight-asian="bold"/>
    </style:style>
    <style:style style:name="T33" style:family="text">
      <style:text-properties fo:color="#0000ff" style:font-name="Times New Roman" fo:language="en" fo:country="US" fo:font-weight="bold" style:font-weight-asian="bold" style:font-weight-complex="bold"/>
    </style:style>
    <style:style style:name="T34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5" style:family="text">
      <style:text-properties fo:color="#0000ff" style:font-name="Times New Roman" fo:language="es" fo:country="ES" fo:font-weight="bold" style:font-weight-asian="bold" style:font-weight-complex="bold"/>
    </style:style>
    <style:style style:name="T36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7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8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408c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189281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officeooo:rsid="001674ef"/>
    </style:style>
    <style:style style:name="T45" style:family="text">
      <style:text-properties officeooo:rsid="000c1266"/>
    </style:style>
    <style:style style:name="T46" style:family="text">
      <style:text-properties officeooo:rsid="000eb93f"/>
    </style:style>
    <style:style style:name="T47" style:family="text">
      <style:text-properties officeooo:rsid="0014a9df"/>
    </style:style>
    <style:style style:name="T48" style:family="text">
      <style:text-properties officeooo:rsid="001674ef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674ef" style:font-weight-asian="normal" style:font-weight-complex="normal"/>
    </style:style>
    <style:style style:name="T51" style:family="text">
      <style:text-properties fo:font-weight="normal" officeooo:rsid="000c1266" style:font-weight-asian="normal" style:font-weight-complex="normal"/>
    </style:style>
    <style:style style:name="T52" style:family="text">
      <style:text-properties fo:font-weight="normal" officeooo:rsid="001bf953" style:font-weight-asian="normal" style:font-weight-complex="normal"/>
    </style:style>
    <style:style style:name="T53" style:family="text">
      <style:text-properties fo:font-weight="normal" officeooo:rsid="000f7be7" style:font-weight-asian="normal" style:font-weight-complex="normal"/>
    </style:style>
    <style:style style:name="T54" style:family="text">
      <style:text-properties fo:font-weight="normal" officeooo:rsid="002157ff" style:font-weight-asian="normal" style:font-weight-complex="normal"/>
    </style:style>
    <style:style style:name="T55" style:family="text">
      <style:text-properties fo:font-weight="normal" officeooo:rsid="00189281" style:font-weight-asian="normal" style:font-weight-complex="normal"/>
    </style:style>
    <style:style style:name="T56" style:family="text">
      <style:text-properties style:use-window-font-color="true" style:font-name="Times New Roman" fo:font-weight="bold" fo:background-color="transparent" style:font-weight-asian="bold" style:font-weight-complex="bold"/>
    </style:style>
    <style:style style:name="T57" style:family="text">
      <style:text-properties style:use-window-font-color="true" style:font-name="Times New Roman" fo:font-weight="bold" officeooo:rsid="001674ef" fo:background-color="transparent" style:font-weight-asian="bold" style:font-weight-complex="bold"/>
    </style:style>
    <style:style style:name="T58" style:family="text">
      <style:text-properties style:use-window-font-color="true" style:font-name="Times New Roman" fo:language="es" fo:country="ES" fo:font-weight="normal" officeooo:rsid="000eb93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Nombre del Caso de Uso: </text:span><text:span text:style-name="UC_5f_NormalAzul_20_Car"><text:span text:style-name="T7">Administración de </text:span></text:span><text:span text:style-name="UC_5f_NormalAzul_20_Car"><text:span text:style-name="T8">Proyectos y Fas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9">SG</text:span><text:span text:style-name="T31">C-</text:span><text:span text:style-name="T29">ADM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3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3">Objetivo:</text:span><text:span text:style-name="T2"> </text:span><text:span text:style-name="UC_5f_NormalAzul_20_Car"><text:span text:style-name="T2">Acceder a las diferentes opciones </text:span></text:span><text:span text:style-name="UC_5f_NormalAzul_20_Car"><text:span text:style-name="T12">para la </text:span></text:span><text:span text:style-name="UC_5f_NormalAzul_20_Car"><text:span text:style-name="T13">gestión</text:span></text:span><text:span text:style-name="UC_5f_NormalAzul_20_Car"><text:span text:style-name="T12"> de los proyectos y sus respectivas fases.</text:span></text:span><text:span text:style-name="UC_5f_NormalAzul_20_Car"><text:span text:style-name="T2">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3">Pre-condiciones:</text:span><text:span text:style-name="UC_5f_NormalAzul_20_Car"><text:span text:style-name="T3"> </text:span></text:span><text:span text:style-name="UC_5f_NormalAzul_20_Car"><text:span text:style-name="T7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3">Post- Condiciones:</text:span><text:span text:style-name="UC_5f_NormalAzul_20_Car"><text:span text:style-name="T3"> </text:span></text:span><text:span text:style-name="UC_5f_NormalAzul_20_Car"><text:span text:style-name="T7">Se </text:span></text:span><text:span text:style-name="UC_5f_NormalAzul_20_Car"><text:span text:style-name="T8">realizaron una de las alternativas de </text:span></text:span><text:span text:style-name="UC_5f_NormalAzul_20_Car"><text:span text:style-name="T9">gestión</text:span></text:span><text:span text:style-name="UC_5f_NormalAzul_20_Car"><text:span text:style-name="T8"> de proyectos</text:span></text:span><text:span text:style-name="UC_5f_NormalAzul_20_Car"><text:span text:style-name="T7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5351188037089206426" text:style-name="L1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132333919902096" text:continue-numbering="true" text:style-name="L1">
              <text:list-item>
                <text:p text:style-name="P20"><text:span text:style-name="T47">D</text:span>espliega la interfaz “Administración de <text:span text:style-name="T46">Proyectos y sus Fases</text:span>” con las opciones: </text:p>
                <text:p text:style-name="P20">“Crear <text:span text:style-name="T45">Proyecto</text:span>”</text:p>
                <text:p text:style-name="P21">“Modificar <text:span text:style-name="T45">Proyecto</text:span>”</text:p>
                <text:p text:style-name="P22">“Eliminar <text:span text:style-name="T45">Proyecto</text:span>”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32334135035182" text:continue-numbering="true" text:style-name="L1">
              <text:list-item>
                <text:p text:style-name="P19"><text:span text:style-name="T14">R</text:span><text:span text:style-name="T2">ealiza</text:span><text:span text:style-name="T7"> un</text:span><text:span text:style-name="T11">a </text:span><text:span text:style-name="T6">Búsqueda</text:span><text:span text:style-name="T4"> de </text:span><text:span text:style-name="T5">Proyecto</text:span><text:span text:style-name="T4"> </text:span><text:span text:style-name="T7">(ir a</text:span><text:span text:style-name="T11">l</text:span><text:span text:style-name="T7"> </text:span><text:span text:style-name="T11">C</text:span><text:span text:style-name="T7">aso de </text:span><text:span text:style-name="T11">U</text:span><text:span text:style-name="T7">so </text:span><text:span text:style-name="Default_20_Paragraph_20_Font"><text:span text:style-name="T36">SG</text:span></text:span><text:span text:style-name="Default_20_Paragraph_20_Font"><text:span text:style-name="T37">C</text:span></text:span><text:span text:style-name="Default_20_Paragraph_20_Font"><text:span text:style-name="T36">-ADM-01-</text:span></text:span><text:span text:style-name="Default_20_Paragraph_20_Font"><text:span text:style-name="T38">0</text:span></text:span><text:span text:style-name="Default_20_Paragraph_20_Font"><text:span text:style-name="T39">4</text:span></text:span><text:span text:style-name="T7">)</text:span></text:p>
              </text:list-item>
            </text:list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3" office:value-type="string">
            <text:list xml:id="list132333578049150" text:continue-numbering="true" text:style-name="L1">
              <text:list-item>
                <text:p text:style-name="P24">Selecciona <text:span text:style-name="T48">oprimiendo uno de los botones</text:span><text:span text:style-name="T50"> alternativos:<text:line-break/>“Crear </text:span><text:span text:style-name="T51">Proyecto</text:span><text:span text:style-name="T50">”<text:line-break/>“Modificar </text:span><text:span text:style-name="T51">Proyecto</text:span><text:span text:style-name="T50">”<text:line-break/>“Eliminar </text:span><text:span text:style-name="T51">Proyecto</text:span><text:span text:style-name="T50">”</text:span></text:p>
              </text:list-item>
            </text:list>
          </table:table-cell>
          <table:table-cell table:style-name="Tabla2.B3" office:value-type="string">
            <text:list xml:id="list132334293261486" text:continue-numbering="true" text:style-name="L1">
              <text:list-header>
                <text:p text:style-name="P25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132334475354807" text:continue-numbering="true" text:style-name="L1">
              <text:list-header>
                <text:p text:style-name="P23"/>
              </text:list-header>
            </text:list>
          </table:table-cell>
          <table:table-cell table:style-name="Tabla2.B3" office:value-type="string">
            <text:list xml:id="list132333327965319" text:continue-numbering="true" text:style-name="L1">
              <text:list-item>
                <text:p text:style-name="P18"><text:span text:style-name="T44">Despliega</text:span><text:span text:style-name="T43"> la interfaz de la opción seleccionada.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1"><text:span text:style-name="T57">A1. </text:span><text:span text:style-name="T56">Cancelar</text:span></text:p>
            <text:p text:style-name="P11"><text:span text:style-name="Default_20_Paragraph_20_Font"><text:span text:style-name="T15">En el paso </text:span></text:span><text:span text:style-name="Default_20_Paragraph_20_Font"><text:span text:style-name="T17">3</text:span></text:span><text:span text:style-name="Default_20_Paragraph_20_Font"><text:span text:style-name="T15">, <text:s/>el usuario </text:span></text:span><text:span text:style-name="Default_20_Paragraph_20_Font"><text:span text:style-name="T17">oprime</text:span></text:span><text:span text:style-name="Default_20_Paragraph_20_Font"><text:span text:style-name="T15"> el botón “Cancelar”, no se realizará ninguna acción y se volverá a la interfaz anterior.</text:span></text:span></text:p>
            <text:p text:style-name="Standard"><text:span text:style-name="Default_20_Paragraph_20_Font"><text:span text:style-name="T18"/></text:span></text:p>
            <text:p text:style-name="P12">A2. Crear Proyecto</text:p>
            <text:p text:style-name="Standard"><text:span text:style-name="T7">En el paso </text:span><text:span text:style-name="T11">3</text:span><text:span text:style-name="T7"> el usuario </text:span><text:span text:style-name="T11">oprime el botón</text:span><text:span text:style-name="T7"> “</text:span><text:span text:style-name="T10">Crear proyecto</text:span><text:span text:style-name="T7">” . </text:span><text:span text:style-name="T10">(Ir</text:span><text:span text:style-name="T7"> al Caso de Uso</text:span><text:span text:style-name="T2"> </text:span><text:span text:style-name="T33">SG</text:span><text:span text:style-name="T34">C-</text:span><text:span text:style-name="T33">ADM-01-</text:span><text:span text:style-name="T35">01</text:span><text:span text:style-name="T58">).</text:span></text:p>
            <text:list xml:id="list3501234270160621091" text:style-name="WW8Num8">
              <text:list-header>
                <text:p text:style-name="P26"><text:span text:style-name="Default_20_Paragraph_20_Font"><text:span text:style-name="T19"/></text:span></text:p>
              </text:list-header>
            </text:list>
            <text:p text:style-name="P13">A3. Modificar Proyecto</text:p>
            <text:p text:style-name="P11"><text:span text:style-name="Default_20_Paragraph_20_Font"><text:span text:style-name="T15">En el paso </text:span></text:span><text:span text:style-name="Default_20_Paragraph_20_Font"><text:span text:style-name="T17">3</text:span></text:span><text:span text:style-name="Default_20_Paragraph_20_Font"><text:span text:style-name="T15"> el usuario </text:span></text:span><text:span text:style-name="Default_20_Paragraph_20_Font"><text:span text:style-name="T17">oprime el botón</text:span></text:span><text:span text:style-name="Default_20_Paragraph_20_Font"><text:span text:style-name="T15"> “</text:span></text:span><text:span text:style-name="Default_20_Paragraph_20_Font"><text:span text:style-name="T17">Modificar</text:span></text:span><text:span text:style-name="Default_20_Paragraph_20_Font"><text:span text:style-name="T16"> proyecto</text:span></text:span><text:span text:style-name="Default_20_Paragraph_20_Font"><text:span text:style-name="T15">”, </text:span></text:span><text:span text:style-name="Default_20_Paragraph_20_Font"><text:span text:style-name="T16">el parámetro enviado es el proyecto de la lista que el usuario ha elegido haciendo clic al mismo en el paso </text:span></text:span><text:span text:style-name="Default_20_Paragraph_20_Font"><text:span text:style-name="T17">3</text:span></text:span><text:span text:style-name="Default_20_Paragraph_20_Font"><text:span text:style-name="T16">(Ir al Caso de Uso </text:span></text:span><text:span text:style-name="Default_20_Paragraph_20_Font"><text:span text:style-name="T42">SGC-ADM-01-02</text:span></text:span><text:span text:style-name="Default_20_Paragraph_20_Font"><text:span text:style-name="T16">).</text:span></text:span><text:span text:style-name="Default_20_Paragraph_20_Font"><text:span text:style-name="T15"> </text:span></text:span></text:p>
            <text:p text:style-name="Standard"><text:span text:style-name="Default_20_Paragraph_20_Font"><text:span text:style-name="T40"/></text:span></text:p>
            <text:p text:style-name="P14">A4. Eliminar Proyecto</text:p>
            <text:p text:style-name="P11"><text:span text:style-name="Default_20_Paragraph_20_Font"><text:span text:style-name="T20">En el paso </text:span></text:span><text:span text:style-name="Default_20_Paragraph_20_Font"><text:span text:style-name="T22">3</text:span></text:span><text:span text:style-name="Default_20_Paragraph_20_Font"><text:span text:style-name="T20">, el usuario hace clic en la opción “Eliminar </text:span></text:span><text:span text:style-name="Default_20_Paragraph_20_Font"><text:span text:style-name="T21">proyecto</text:span></text:span><text:span text:style-name="Default_20_Paragraph_20_Font"><text:span text:style-name="T20">” </text:span></text:span><text:span text:style-name="Default_20_Paragraph_20_Font"><text:span text:style-name="T21">el parámetro enviado es el proyecto de la lista que el usuario ha elegido haciendo clic al mismo en el paso </text:span></text:span><text:span text:style-name="Default_20_Paragraph_20_Font"><text:span text:style-name="T23">3</text:span></text:span><text:span text:style-name="Default_20_Paragraph_20_Font"><text:span text:style-name="T21">(Ir al Caso de Uso </text:span></text:span><text:span text:style-name="Default_20_Paragraph_20_Font"><text:span text:style-name="T41">SGC-ADM-01-03</text:span></text:span><text:span text:style-name="Default_20_Paragraph_20_Font"><text:span text:style-name="T21">).</text:span></text:span></text:p>
            <text:p text:style-name="P28"><text:soft-page-break/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48">2.1-Error de con</text:span><text:span text:style-name="T50">exión con la base de datos. </text:span><text:span text:style-name="T53">Se redirige a</text:span><text:span text:style-name="T52">l Caso de Uso</text:span><text:span text:style-name="T53"> </text:span><text:span text:style-name="T54">Modulo de Administración</text:span><text:span text:style-name="T52"> (ir al Caso de Uso </text:span><text:span text:style-name="T32">SGC-ADM</text:span><text:span text:style-name="T52">).</text:span></text:p>
            <text:p text:style-name="P10"><text:span text:style-name="T50">3</text:span><text:span text:style-name="T52">.</text:span><text:span text:style-name="T49">1-Si el Usuario oprime el botón “Modificar </text:span><text:span text:style-name="T55">Proyecto</text:span><text:span text:style-name="T49">” o “Eliminar </text:span><text:span text:style-name="T55">Proyecto</text:span><text:span text:style-name="T49">” sin haber seleccionado el </text:span><text:span text:style-name="T55">Proyecto</text:span><text:span text:style-name="T49"> de la lista, se despliega un mensaje de error: “No se ha seleccionado el </text:span><text:span text:style-name="T55">Proyecto</text:span><text:span text:style-name="T49">.”.<text:line-break/>Vuelve al punto </text:span><text:span text:style-name="T50">2</text:span><text:span text:style-name="T49">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4">SG</text:span><text:span text:style-name="T25">C-</text:span><text:span text:style-name="T24">ADM-01-</text:span><text:span text:style-name="T27">01</text:span></text:p>
            <text:p text:style-name="P16"><text:span text:style-name="T24">SG</text:span><text:span text:style-name="T25">C-</text:span><text:span text:style-name="T24">ADM-01-</text:span><text:span text:style-name="T27">02</text:span></text:p>
            <text:p text:style-name="P16"><text:span text:style-name="T24">SG</text:span><text:span text:style-name="T25">C-</text:span><text:span text:style-name="T24">ADM-</text:span><text:span text:style-name="T26">0</text:span><text:span text:style-name="T24">1-</text:span><text:span text:style-name="T27">0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4">SG</text:span><text:span text:style-name="T25">C-</text:span><text:span text:style-name="T24">ADM-01-</text:span><text:span text:style-name="T27">0</text:span><text:span text:style-name="T28">4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29">SG</text:span><text:span text:style-name="T30">C-</text:span><text:span text:style-name="T29">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3</meta:editing-cycles>
    <meta:editing-duration>PT10H11M48S</meta:editing-duration>
    <dc:date>2014-03-16T13:23:32.686909997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335" meta:character-count="2091" meta:non-whitespace-character-count="1789"/>
  </office:meta>
</office:document-meta>
</file>